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text-properties style:font-name="Helvetica Neue" fo:font-size="12pt" style:font-size-asian="12pt" style:font-size-complex="12pt"/>
    </style:style>
    <style:style style:name="P4" style:family="paragraph" style:parent-style-name="Standard">
      <style:paragraph-properties style:text-autospace="none"/>
      <style:text-properties style:font-name="Helvetica Neue" fo:font-size="12pt" style:font-size-asian="12pt" style:font-size-complex="12pt"/>
    </style:style>
    <style:style style:name="P5" style:family="paragraph" style:parent-style-name="Standard">
      <style:text-properties style:font-name="Helvetica Neue" fo:font-size="12pt" style:font-size-asian="12pt" style:font-name-complex="Arial" style:font-size-complex="12pt"/>
    </style:style>
    <style:style style:name="P6" style:family="paragraph" style:parent-style-name="Standard">
      <style:paragraph-properties style:text-autospace="none"/>
      <style:text-properties style:font-name="Helvetica Neue" fo:font-size="12pt" style:font-size-asian="12pt" style:font-name-complex="Arial" style:font-size-complex="12pt"/>
    </style:style>
    <style:style style:name="P7" style:family="paragraph" style:parent-style-name="Standard">
      <style:text-properties style:font-name="Helvetica Neue" fo:font-size="12pt" fo:font-weight="bold" style:font-size-asian="12pt" style:font-weight-asian="bold" style:font-size-complex="12pt"/>
    </style:style>
    <style:style style:name="P8" style:family="paragraph" style:parent-style-name="Standard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master-page-name="Standard">
      <style:paragraph-properties style:page-number="auto"/>
      <style:text-properties style:font-name="Helvetica Neue" fo:font-size="12pt" fo:font-weight="bold" style:font-size-asian="12pt" style:font-weight-asian="bold" style:font-size-complex="12pt"/>
    </style:style>
    <style:style style:name="P10" style:family="paragraph" style:parent-style-name="Standard">
      <style:text-properties style:font-name="Helvetica Neue" fo:font-size="12pt" fo:font-weight="bold" style:font-size-asian="12pt" style:font-weight-asian="bold" style:font-size-complex="12pt"/>
    </style:style>
    <style:style style:name="P11" style:family="paragraph" style:parent-style-name="Standard">
      <style:text-properties style:font-name="Helvetica Neue" fo:font-size="12pt" fo:font-weight="bold" style:font-size-asian="12pt" style:font-weight-asian="bold" style:font-size-complex="12pt" style:font-weight-complex="normal"/>
    </style:style>
    <style:style style:name="P12" style:family="paragraph" style:parent-style-name="Standard">
      <style:text-properties style:font-name="Helvetica Neue"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fo:font-weight="bold" style:font-weight-asian="bold" style:font-name-complex="Arial" style:font-weight-complex="bold"/>
    </style:style>
    <style:style style:name="T6" style:family="text">
      <style:text-properties style:font-name-complex="Arial"/>
    </style:style>
    <style:style style:name="T7" style:family="text">
      <style:text-properties style:font-name-complex="Century Gothic"/>
    </style:style>
    <style:style style:name="T8" style:family="text">
      <style:text-properties fo:color="#000000" fo:background-color="#ffffff" style:font-name-complex="Verdana"/>
    </style:style>
    <style:style style:name="T9" style:family="text">
      <style:text-properties fo:color="#000000" style:font-name="Helvetica Neue" fo:font-size="12pt" fo:background-color="#ffffff" style:font-size-asian="12pt" style:font-name-complex="Verdana" style:font-size-complex="12pt"/>
    </style:style>
    <style:style style:name="T10" style:family="text">
      <style:text-properties fo:color="#000000" style:font-name="Helvetica Neue" fo:font-size="12pt" fo:font-weight="bold" fo:background-color="#ffffff" style:font-size-asian="12pt" style:font-weight-asian="bold" style:font-name-complex="Verdana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weight-asian="normal" style:font-name-complex="Arial" style:font-weight-complex="normal"/>
    </style:style>
    <style:style style:name="T13" style:family="text">
      <style:text-properties fo:color="#525253" style:font-name="Helvetica Neue" fo:font-size="12pt" fo:background-color="#ffffff" style:font-size-asian="12pt" style:font-name-complex="Trebuchet MS" style:font-size-complex="12pt"/>
    </style:style>
    <style:style style:name="T14" style:family="text">
      <style:text-properties fo:color="#333333" style:font-name="Helvetica Neue" fo:font-size="12pt" fo:background-color="#ffffff" style:font-size-asian="12pt" style:font-name-complex="Verdana" style:font-size-complex="12pt"/>
    </style:style>
    <style:style style:name="T15" style:family="text">
      <style:text-properties fo:color="#54493e" style:font-name="Helvetica Neue" fo:font-size="12pt" fo:background-color="#ffffff" style:font-size-asian="12pt" style:font-name-complex="Verdana" style:font-size-complex="12pt"/>
    </style:style>
    <style:style style:name="T16" style:family="text">
      <style:text-properties fo:color="#54493e" style:font-name="Helvetica Neue" fo:font-size="12pt" fo:font-weight="bold" fo:background-color="#ffffff" style:font-size-asian="12pt" style:font-weight-asian="bold" style:font-name-complex="Verdana" style:font-size-complex="12pt"/>
    </style:style>
    <style:style style:name="T17" style:family="text">
      <style:text-properties fo:color="#54493e" fo:background-color="#ffffff" style:font-name-complex="Verdana"/>
    </style:style>
    <style:style style:name="T18" style:family="text">
      <style:text-properties fo:color="#404040"/>
    </style:style>
    <style:style style:name="T19" style:family="text">
      <style:text-properties fo:color="#404040" style:font-name="Helvetica Neue" fo:font-size="12pt" style:font-size-asian="12pt" style:font-name-complex="Arial" style:font-size-complex="12pt"/>
    </style:style>
    <style:style style:name="T20" style:family="text">
      <style:text-properties style:font-name="Helvetica Neue" fo:font-size="12pt" fo:font-weight="bold" style:font-size-asian="12pt" style:font-weight-asian="bold" style:font-size-complex="12pt"/>
    </style:style>
    <style:style style:name="T21" style:family="text">
      <style:text-properties style:font-name="Helvetica Neue" fo:font-size="12pt" fo:font-weight="bold" style:font-size-asian="12pt" style:font-weight-asian="bold" style:font-name-complex="Arial" style:font-size-complex="12pt"/>
    </style:style>
    <style:style style:name="T22" style:family="text">
      <style:text-properties style:font-name="Helvetica Neue" fo:font-size="12pt" style:font-size-asian="12pt" style:font-size-complex="12pt"/>
    </style:style>
    <style:style style:name="T23" style:family="text">
      <style:text-properties style:font-name="Helvetica Neue" fo:font-size="12pt" style:font-size-asian="12pt" style:font-name-complex="Arial" style:font-size-complex="12pt"/>
    </style:style>
    <style:style style:name="T24" style:family="text">
      <style:text-properties style:font-name="Helvetica Neue" fo:font-size="12pt" style:font-size-asian="12pt" style:font-name-complex="Century Gothic" style:font-size-complex="12pt"/>
    </style:style>
    <style:style style:name="T25" style:family="text">
      <style:text-properties style:font-weight-complex="normal"/>
    </style:style>
    <style:style style:name="T26" style:family="text">
      <style:text-properties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CHEMA:</text:p>
      <text:p text:style-name="P7">&lt;vino&gt;</text:p>
      <text:p text:style-name="P7"><text:tab/>&lt;etichetta&gt;</text:p>
      <text:p text:style-name="P7"><text:tab/>&lt;t<text:span text:style-name="T25">ipologia&gt; (bianco|rosso|rosato)</text:span></text:p>
      <text:p text:style-name="P11"><text:tab/>&lt;categoria&gt; (dolce|secco)</text:p>
      <text:p text:style-name="P11"><text:tab/>&lt;stato&gt; (frizzante|fermo|spumante)</text:p>
      <text:p text:style-name="P7"><text:tab/>&lt;immagine&gt;</text:p>
      <text:p text:style-name="P7"><text:tab/>&lt;categoria&gt;</text:p>
      <text:p text:style-name="P7"><text:tab/>&lt;uve&gt;</text:p>
      <text:p text:style-name="P7"><text:tab/>&lt;provenienza&gt;</text:p>
      <text:p text:style-name="P7"><text:tab/>&lt;produzione&gt;</text:p>
      <text:p text:style-name="P7"><text:tab/>&lt;altitudine&gt;</text:p>
      <text:p text:style-name="P7"><text:tab/>&lt;terreno&gt;</text:p>
      <text:p text:style-name="P7"><text:tab/>&lt;densita` piante&gt;</text:p>
      <text:p text:style-name="P7"><text:tab/>&lt;periodo di raccolta&gt;</text:p>
      <text:p text:style-name="P7"><text:tab/>&lt;vinificazione e afinamento&gt;</text:p>
      <text:p text:style-name="P7"><text:tab/>&lt;gradazione alcolica&gt;</text:p>
      <text:p text:style-name="P7"><text:tab/>&lt;colore&gt;</text:p>
      <text:p text:style-name="P7"><text:tab/>&lt;note di degustazione&gt;</text:p>
      <text:p text:style-name="P7"><text:tab/>&lt;abbinamenti gastronomici&gt;</text:p>
      <text:p text:style-name="P7"><text:tab/>&lt;temperatura di servizio&gt;</text:p>
      <text:p text:style-name="P7">&lt;/vino&gt;</text:p>
      <text:p text:style-name="P7"/>
      <text:p text:style-name="P7"/>
      <text:p text:style-name="P11"/>
      <text:p text:style-name="P11"/>
      <text:p text:style-name="P11"/>
      <text:p text:style-name="P7"/>
      <text:p text:style-name="P7">VINI:</text:p>
      <text:p text:style-name="P7">--------------------------------------------------------</text:p>
      <text:p text:style-name="P3"><text:span text:style-name="T1">Etichetta: </text:span><text:span text:style-name="T11">Colli euganei</text:span><text:span text:style-name="T1"> </text:span><text:span text:style-name="T11">Fior d'Arancio D.O.C.G</text:span><text:span text:style-name="T2">.</text:span></text:p>
      <text:p text:style-name="P3"><text:span text:style-name="T2">Tipologia: </text:span><text:span text:style-name="T11">Bianco</text:span></text:p>
      <text:p text:style-name="P3"><text:span text:style-name="T2">Categoria</text:span><text:span text:style-name="T11">: dolce</text:span></text:p>
      <text:p text:style-name="P3"><text:span text:style-name="T2">Stato: </text:span><text:span text:style-name="T11">spumante</text:span> <text:s/></text:p>
      <text:p text:style-name="P3"><text:span text:style-name="T1">Uve.: </text:span>100% Moscato giallo</text:p>
      <text:p text:style-name="P3"><text:span text:style-name="T1">Provenienza : </text:span>Boccon e Vo’ </text:p>
      <text:p text:style-name="P3"><text:span text:style-name="T1">Produzione: </text:span>120 q per ettaro</text:p>
      <text:p text:style-name="P3"><text:span text:style-name="T1">Altitudine: </text:span>80/100 metri</text:p>
      <text:p text:style-name="P3"><text:span text:style-name="T1">Terreno: </text:span>argilloso e vulcanico esposto a sud- ovest</text:p>
      <text:p text:style-name="P3"><text:span text:style-name="T1">Densità piante</text:span>: 4000/5000 per ettaro allevate con sistema <text:s/>di doppio capovolto</text:p>
      <text:p text:style-name="P3"><text:span text:style-name="T1">Periodo di raccolta</text:span>: seconda decade di settembre</text:p>
      <text:p text:style-name="P3"><text:span text:style-name="T1">Vinificazione ed affinamento</text:span>:L’uva vendemmiata a mano viene sgranellata con acini interi, segue pressatura soffice per depressione, illimpidimento del mosto con il freddo. Avvio di fermentazione con lieviti selezionati ad una temperatura controllata di 18/20 ° c. Fino al raggiungimento di una gradazione alcolica di 5 gradi. Il vino così ottenuto viene stoccato in serbatoi a temperatura controllata e avviato poi in seguito alla spumantizzazione.</text:p>
      <text:p text:style-name="P3"><text:span text:style-name="T1">Gradazione alcolica</text:span>: 7.5% Vol.</text:p>
      <text:p text:style-name="P3"><text:soft-page-break/><text:span text:style-name="T1">Colore</text:span>:<text:span text:style-name="T6"> colore paglierino con riflessi dorati</text:span></text:p>
      <text:p text:style-name="P3"><text:span text:style-name="T1">Note di degustazione: </text:span><text:span text:style-name="T6">Ha spuma cremosa, non aggressiva,perlage fine e persistente. All’olfatto si riconoscono sentori di agrumi, fiori d’arancio e frutta gialla. </text:span><text:span text:style-name="T7">I</text:span><text:span text:style-name="T6">l suo sapore è intenso, dolce ed equilibrato, piacevolmente aromatico .</text:span></text:p>
      <text:p text:style-name="P5"><text:span text:style-name="T1">Abbinamenti: principalmente</text:span> con i dolci, a base di creme e frutta o biscotteria secca.</text:p>
      <text:p text:style-name="P5"><text:span text:style-name="T1">Temperatura di servizio</text:span>: 6°C</text:p>
      <text:p text:style-name="P7"/>
      <text:p text:style-name="P3"/>
      <text:p text:style-name="P3"/>
      <text:p text:style-name="P7">--------------------------------------------------------</text:p>
      <text:p text:style-name="P3"><text:span text:style-name="T3">Etichetta</text:span>: Moscato del Veneto</text:p>
      <text:p text:style-name="P8">Tipologia: <text:span text:style-name="T11">Bianco</text:span></text:p>
      <text:p text:style-name="P8">Categoria: <text:span text:style-name="T11">Dolce</text:span></text:p>
      <text:p text:style-name="P7"><text:span text:style-name="T26">Stato: </text:span><text:span text:style-name="T11">Spumante</text:span></text:p>
      <text:p text:style-name="P3"><text:span text:style-name="T1">Uve.: </text:span>100% Moscato Colli</text:p>
      <text:p text:style-name="P3"><text:span text:style-name="T1">Provenienza : </text:span>Boccon e Vo’ </text:p>
      <text:p text:style-name="P3"><text:span text:style-name="T1">Produzione: </text:span>130 q per ettaro</text:p>
      <text:p text:style-name="P3"><text:span text:style-name="T1">Altitudine: </text:span>80/100 metri</text:p>
      <text:p text:style-name="P3"><text:span text:style-name="T1">Terreno: </text:span>argilloso e vulcanico, mezzo impasto esposto a sud- ovest</text:p>
      <text:p text:style-name="P3"><text:span text:style-name="T1">Densità piante</text:span>: 5000 per ettaro allevate con sistema <text:s/>di doppio capovolto</text:p>
      <text:p text:style-name="P3"><text:span text:style-name="T1">Periodo di raccolta</text:span>:prima decade di settembre</text:p>
      <text:p text:style-name="P3"><text:span text:style-name="T1">Vinificazione ed affinamento</text:span>:L’uva vendemmiata a mano viene sgranellata con acini interi, segue pressatura soffice per depressione, illimpidimento del mosto con il freddo. Avvio di fermentazione con lieviti selezionati ad una temperatura controllata di 17/19 ° c. Fino al raggiungimento di una gradazione alcolica di 6 gradi. Il vino così ottenuto viene stoccato in serbatoi a temperatura controllata e avviato poi in seguito alla spumantizzazione.</text:p>
      <text:p text:style-name="P3"><text:span text:style-name="T1">Gradazione alcolica</text:span>: 8% Vol.</text:p>
      <text:p text:style-name="Standard"><text:span text:style-name="T20">Colore</text:span><text:span text:style-name="T22">:</text:span><text:span text:style-name="T23"> </text:span><text:span text:style-name="apple-converted-space"><text:span text:style-name="T9"> </text:span></text:span><text:span text:style-name="T9">paglierino più o meno intenso;</text:span></text:p>
      <text:p text:style-name="Standard"><text:span text:style-name="T20">Note di degustazione:</text:span><text:span text:style-name="T23">,perlage fine e spuma persistente. All’olfatto</text:span><text:span text:style-name="apple-converted-space"><text:span text:style-name="T9">  </text:span></text:span><text:span text:style-name="T9">caratteristico, fragrante;</text:span><text:span text:style-name="apple-converted-space"><text:span text:style-name="T9">  </text:span></text:span><text:span text:style-name="T9">con un inimitabile aroma muschiato dell'uva di </text:span><text:span text:style-name="apple-converted-space"><text:span text:style-name="T9"> </text:span></text:span><text:span text:style-name="T9">ricorda il glicine ed il tiglio, la pesca e l'albicocca con sentori di salvia, limoni</text:span><text:span text:style-name="T23">. </text:span><text:span text:style-name="T24">I</text:span><text:span text:style-name="T23">l suo sapore è intenso, dolce ed equilibrato, piacevolmente aromatico .</text:span></text:p>
      <text:p text:style-name="P3"><text:span text:style-name="T4">Abbinamenti: </text:span><text:span text:style-name="T8">Eccellente con i dolci.</text:span></text:p>
      <text:p text:style-name="Standard"><text:span text:style-name="T21">Temperatura di servizio</text:span><text:span text:style-name="T23">: </text:span><text:span text:style-name="apple-converted-space"><text:span text:style-name="T9"> </text:span></text:span><text:span text:style-name="T9">6°-8°C,</text:span><text:span text:style-name="apple-converted-space"><text:span text:style-name="T9"> </text:span></text:span><text:span text:style-name="T23">6°C<text:line-break/><text:line-break/></text:span><text:span text:style-name="T21">--------------------------------------------------------</text:span></text:p>
      <text:p text:style-name="P7">Etichetta: <text:span text:style-name="T11">Rosato</text:span></text:p>
      <text:p text:style-name="P8">Tipologia: <text:span text:style-name="T11">Rosato</text:span></text:p>
      <text:p text:style-name="P8">Categoria: <text:span text:style-name="T11">Dolce</text:span></text:p>
      <text:p text:style-name="P7"><text:span text:style-name="T26">Stato: </text:span><text:span text:style-name="T11">Spumante</text:span></text:p>
      <text:p text:style-name="P3"><text:span text:style-name="T1">Uve.: </text:span><text:s/>Moscato Amburgo e moscato rosa</text:p>
      <text:p text:style-name="P3"><text:span text:style-name="T1">Provenienza : </text:span>Vo’ </text:p>
      <text:p text:style-name="P3"><text:span text:style-name="T1">Produzione: </text:span>150 q per ettaro</text:p>
      <text:p text:style-name="P3"><text:span text:style-name="T1">Altitudine: </text:span>50 metri</text:p>
      <text:p text:style-name="P3"><text:span text:style-name="T1">Terreno: </text:span>argilloso, mezzo impasto esposto a sud</text:p>
      <text:p text:style-name="P3"><text:span text:style-name="T1">Densità piante</text:span>: 4000 per ettaro allevate con sistema <text:s/>di doppio capovolto</text:p>
      <text:p text:style-name="P3"><text:span text:style-name="T1">Periodo di raccolta</text:span>:prima decade di settembre</text:p>
      <text:p text:style-name="P3"><text:soft-page-break/><text:span text:style-name="T1">Vinificazione ed affinamento</text:span>:L’uva vendemmiata a mano viene sgranellata con acini interi, segue pressatura soffice per depressione, illimpidimento del mosto con il freddo. Avvio di fermentazione con lieviti selezionati ad una temperatura controllata di 18/20 ° c. Fino al raggiungimento di una gradazione alcolica di 6 gradi. Il vino così ottenuto viene stoccato in serbatoi a temperatura controllata e avviato poi in seguito alla spumantizzazione.</text:p>
      <text:p text:style-name="P3"><text:span text:style-name="T1">Gradazione alcolica</text:span>: 8% Vol.</text:p>
      <text:p text:style-name="Standard"><text:span text:style-name="T20">Colore</text:span><text:span text:style-name="T22">:</text:span><text:span text:style-name="T23"> </text:span><text:span text:style-name="apple-converted-space"><text:span text:style-name="T9"> </text:span></text:span><text:span text:style-name="T22">rosato più o meno intenso, </text:span></text:p>
      <text:p text:style-name="P3"><text:span text:style-name="T1">Note di degustazione:</text:span><text:span text:style-name="T6"> </text:span>spuma persistente,perlage fine . All’olfatto  caratteristico, fragrante di frutta rossa ma la caratteristica particolare il profumo di rose. Si riconosce infatti il profumo della rosa rossa.. Il suo sapore è intenso, dolce ed equilibrato, piacevolmente aromatico .</text:p>
      <text:p text:style-name="P3"><text:span text:style-name="T4">Abbinamenti: </text:span>Eccellente con i dolci.</text:p>
      <text:p text:style-name="Standard"><text:span text:style-name="T21">Temperatura di servizio</text:span><text:span text:style-name="T23">: </text:span><text:span text:style-name="apple-converted-space"><text:span text:style-name="T9"> </text:span></text:span><text:span text:style-name="T22">6°-8°C, </text:span></text:p>
      <text:p text:style-name="P3"/>
      <text:p text:style-name="P3"/>
      <text:p text:style-name="P7">--------------------------------------------------------</text:p>
      <text:p text:style-name="P3"><text:span text:style-name="T1">Etichetta: </text:span><text:span text:style-name="T11">Marzemino</text:span></text:p>
      <text:p text:style-name="P8">Tipologia: <text:span text:style-name="T11">Rosso</text:span></text:p>
      <text:p text:style-name="P8">Categoria: <text:span text:style-name="T11">Dolce</text:span></text:p>
      <text:p text:style-name="P7"><text:span text:style-name="T26">Stato</text:span><text:span text:style-name="T11">: Spumante</text:span></text:p>
      <text:p text:style-name="P3"><text:span text:style-name="T1">Uve.: </text:span><text:s/>Marzemino I.g.t. veneto</text:p>
      <text:p text:style-name="P3"><text:span text:style-name="T1">Provenienza : </text:span>Vo’ </text:p>
      <text:p text:style-name="P3"><text:span text:style-name="T1">Produzione: </text:span>150 q per ettaro</text:p>
      <text:p text:style-name="P3"><text:span text:style-name="T1">Altitudine: </text:span>40 metri</text:p>
      <text:p text:style-name="P3"><text:span text:style-name="T1">Terreno: </text:span>argilloso, </text:p>
      <text:p text:style-name="P3"><text:span text:style-name="T1">Densità piante</text:span>: 4000 per ettaro allevate con sistema <text:s/>di doppio capovolto</text:p>
      <text:p text:style-name="P3"><text:span text:style-name="T1">Periodo di raccolta</text:span>seconda decade di settembre</text:p>
      <text:p text:style-name="P3"><text:span text:style-name="T1">Vinificazione ed affinamento</text:span>:L’uva vendemmiata a mano viene sgranellata con acini interi Avvio di fermentazione con lieviti selezionati ad una temperatura controllata di 18/20 ° <text:s/>ed una macerazione 48 o 60 ore. Fino al raggiungimento di una gradazione alcolica di 6 gradi segue svinatura e pressatura soffice e filtrazione. Il vino così ottenuto viene stoccato in serbatoi a temperatura controllata e avviato poi in seguito alla spumantizzazione.</text:p>
      <text:p text:style-name="P3"><text:span text:style-name="T1">Gradazione alcolica</text:span>: 8% Vol.</text:p>
      <text:p text:style-name="P3"><text:span text:style-name="T1">Colore. </text:span>Ha colore rosso rubino intenso con riflessi violacei</text:p>
      <text:p text:style-name="P3"><text:span text:style-name="T1">Note di degustazione:</text:span>. All’olfatto  caratteristico, <text:span text:style-name="T6">profumo gradevole, peristente con note che ricordano la ciliegia matura e la viola</text:span> .. Il suo sapore è intenso,<text:span text:style-name="T6"> dolce e di fresca corposità</text:span></text:p>
      <text:p text:style-name="P3"><text:span text:style-name="T4">Abbinamenti:</text:span><text:span text:style-name="T6"> Si abbina benissimo con i salumi e con i formaggi freschi. Buono anche come fine pasto</text:span><text:span text:style-name="T4"> </text:span>e con i dolci.</text:p>
      <text:p text:style-name="P7"><text:span text:style-name="T6">Temperatura di servizio10/12</text:span>°C, </text:p>
      <text:p text:style-name="P7"/>
      <text:p text:style-name="P7"/>
      <text:p text:style-name="P7">--------------------------------------------------------</text:p>
      <text:p text:style-name="P3"><text:span text:style-name="T1">Etichetta: </text:span><text:span text:style-name="T12">Prosecco</text:span><text:span text:style-name="T11"> spumante extra dry D.O.C.G.</text:span></text:p>
      <text:p text:style-name="P8">Tipologia: <text:span text:style-name="T11">Bianco</text:span></text:p>
      <text:p text:style-name="P8">Categoria: <text:span text:style-name="T11">Secco</text:span></text:p>
      <text:p text:style-name="P3"><text:span text:style-name="T3">Stato: </text:span><text:span text:style-name="T11">Spumante</text:span></text:p>
      <text:p text:style-name="P3"><text:span text:style-name="T1">Uve.: </text:span><text:s/>100% prosecco</text:p>
      <text:p text:style-name="P3"><text:soft-page-break/><text:span text:style-name="T1">Provenienza : boccon e <text:s/></text:span>Vo’ </text:p>
      <text:p text:style-name="P3"><text:span text:style-name="T1">Produzione: </text:span>120 q per ettaro</text:p>
      <text:p text:style-name="P3"><text:span text:style-name="T1">Altitudine: </text:span>50/ 100 metri</text:p>
      <text:p text:style-name="P3"><text:span text:style-name="T1">Terreno: </text:span>argilloso, vulcanico</text:p>
      <text:p text:style-name="P3"><text:span text:style-name="T1">Densità piante</text:span>: 4000 /5000 per ettaro allevate con sistema <text:s/>di doppio capovolto</text:p>
      <text:p text:style-name="P3"><text:span text:style-name="T1">Periodo di raccolta </text:span>seconda decade di settembre</text:p>
      <text:p text:style-name="P3"><text:span text:style-name="T1">Vinificazione ed affinamento</text:span>:L’uva vendemmiata a mano viene sgranellata con acini interi, segue pressatura soffice per depressione, illimpidimento del mosto con il freddo. Avvio di fermentazione con lieviti selezionati ad una temperatura controllata di 18/20 ° c. Fino al raggiungimento di una gradazione alcolica di 6 gradi. Il vino così ottenuto viene stoccato in serbatoi a temperatura controllata e avviato poi in seguito alla spumantizzazione.</text:p>
      <text:p text:style-name="P3"><text:span text:style-name="T1">Gradazione alcolica</text:span>:11.5% Vol.</text:p>
      <text:p text:style-name="Standard"><text:span text:style-name="T20">Colore</text:span><text:span text:style-name="T22">:</text:span><text:span text:style-name="T23"> </text:span><text:span text:style-name="apple-converted-space"><text:span text:style-name="T9"> </text:span></text:span><text:span text:style-name="T22">colore paglierino tenue</text:span></text:p>
      <text:p text:style-name="P3"><text:span text:style-name="T1">Note di degustazione:</text:span><text:span text:style-name="T6"> </text:span>. All’olfatto  caratteristico, Il profumo è<text:span text:style-name="T6"> </text:span>intensamente fruttato e floreale. In bocca l’esplosine della spuma porta tutta l’aroma del prodotto alle papille gustative per un pieno appagamento dei sensi.Il suo sapore è intensoe persistente .</text:p>
      <text:p text:style-name="P4"><text:span text:style-name="T4">Abbinamenti</text:span><text:span text:style-name="T6"> </text:span>Ottimo come aperitivo, ma si sposa bene con crostacei, gnocchi di zucca, salame, ma anche per un’occasione informale di un incontro </text:p>
      <text:p text:style-name="Standard"><text:span text:style-name="T21">Temperatura di servizio</text:span><text:span text:style-name="T23">: </text:span><text:span text:style-name="apple-converted-space"><text:span text:style-name="T9"> </text:span></text:span><text:span text:style-name="T22">6°-</text:span></text:p>
      <text:p text:style-name="P3"/>
      <text:p text:style-name="P3"/>
      <text:p text:style-name="P3"/>
      <text:p text:style-name="P7">--------------------------------------------------------</text:p>
      <text:p text:style-name="P3"><text:span text:style-name="T1">Etichetta:</text:span><text:span text:style-name="T6"> Prosecco</text:span><text:span text:style-name="T1"> </text:span>frizzante D.O.C.G.</text:p>
      <text:p text:style-name="P8">Tipologia: <text:span text:style-name="T11">Bianco</text:span></text:p>
      <text:p text:style-name="P8">Categoria: <text:span text:style-name="T11">Secco</text:span></text:p>
      <text:p text:style-name="P8">Stato: <text:span text:style-name="T11">Frizzante</text:span></text:p>
      <text:p text:style-name="P3"><text:span text:style-name="T1">Uve.: </text:span><text:s/>100% prosecco</text:p>
      <text:p text:style-name="P3"><text:span text:style-name="T1">Provenienza : </text:span>boccon e<text:span text:style-name="T1"> <text:s/></text:span>Vo’ </text:p>
      <text:p text:style-name="P3"><text:span text:style-name="T1">Produzione: </text:span>120 q per ettaro</text:p>
      <text:p text:style-name="P3"><text:span text:style-name="T1">Altitudine: </text:span>50/ 100 metri</text:p>
      <text:p text:style-name="P3"><text:span text:style-name="T1">Terreno: </text:span>argilloso, vulcanico</text:p>
      <text:p text:style-name="P3"><text:span text:style-name="T1">Densità piante</text:span>: 4000 /5000 per ettaro allevate con sistema <text:s/>di doppio capovolto</text:p>
      <text:p text:style-name="P3"><text:span text:style-name="T1">Periodo di raccolta </text:span>seconda decade di settembre</text:p>
      <text:p text:style-name="P3"><text:span text:style-name="T1">Vinificazione ed affinamento</text:span>:L’uva vendemmiata a mano viene sgranellata con acini interi, segue pressatura soffice per depressione, illimpidimento del mosto con il freddo. Avvio di fermentazione con lieviti selezionati ad una temperatura controllata di 18/20 ° c. Fino al raggiungimento di una gradazione alcolica di 6 gradi. Il vino così ottenuto viene stoccato in serbatoi a temperatura controllata e avviato poi in seguito alla spumantizzazione.</text:p>
      <text:p text:style-name="P3"><text:span text:style-name="T1">Gradazione alcolica</text:span>:10.5% Vol.</text:p>
      <text:p text:style-name="Standard"><text:span text:style-name="T20">Colore</text:span><text:span text:style-name="T22">:</text:span><text:span text:style-name="T23"> </text:span><text:span text:style-name="apple-converted-space"><text:span text:style-name="T9"> </text:span></text:span><text:span text:style-name="T22">colore paglierino tenue</text:span></text:p>
      <text:p text:style-name="P3"><text:span text:style-name="T1">Note di degustazione:</text:span><text:span text:style-name="T6"> </text:span>. All’olfatto delicato con sentori floreali e fruttati. In bocca è fresco e vivace, leggermente amabile ed armonico</text:p>
      <text:p text:style-name="P3"><text:span text:style-name="T4">Abbinamenti</text:span><text:span text:style-name="T6"> </text:span>Ottimo come aperitivo, antipasto ma anche tutto pasto, con minestre, carni bianche e piatti a base di pesce.<text:span text:style-name="T4"> </text:span></text:p>
      <text:p text:style-name="Standard"><text:span text:style-name="T21">Temperatura di servizio</text:span><text:span text:style-name="T23">: </text:span><text:span text:style-name="apple-converted-space"><text:span text:style-name="T9"> </text:span></text:span><text:span text:style-name="T22">6°/8°C</text:span></text:p>
      <text:p text:style-name="P3"/>
      <text:p text:style-name="P7"><text:soft-page-break/></text:p>
      <text:p text:style-name="P7"/>
      <text:p text:style-name="P7">--------------------------------------------------------</text:p>
      <text:p text:style-name="P3"><text:span text:style-name="T1">Etichetta:</text:span><text:span text:style-name="T6"> Colli Euganei Serprino D.O.C.</text:span></text:p>
      <text:p text:style-name="P8">Tipologia: <text:span text:style-name="T11">Bianco</text:span></text:p>
      <text:p text:style-name="P8">Categoria: <text:span text:style-name="T11">Secco</text:span></text:p>
      <text:p text:style-name="P8"><text:span text:style-name="T6">Stato: </text:span><text:span text:style-name="T12">Frizzante</text:span></text:p>
      <text:p text:style-name="P3"><text:span text:style-name="T1">Uve.: </text:span><text:s/>100% prosecco o glera</text:p>
      <text:p text:style-name="P3"><text:span text:style-name="T1">Provenienza : </text:span>boccon e<text:span text:style-name="T1"> <text:s/></text:span>Vo’ </text:p>
      <text:p text:style-name="P3"><text:span text:style-name="T1">Produzione: </text:span>110 q per ettaro</text:p>
      <text:p text:style-name="P3"><text:span text:style-name="T1">Altitudine: </text:span>80/ 100 metri</text:p>
      <text:p text:style-name="P3"><text:span text:style-name="T1">Terreno: </text:span>argilloso, vulcanico</text:p>
      <text:p text:style-name="P3"><text:span text:style-name="T1">Densità piante</text:span>: /5000 per ettaro allevate con sistema <text:s/>di doppio capovolto</text:p>
      <text:p text:style-name="P3"><text:span text:style-name="T1">Periodo di raccolta </text:span>seconda decade di settembre</text:p>
      <text:p text:style-name="P3"><text:span text:style-name="T1">Vinificazione ed affinamento</text:span>:L’uva vendemmiata a mano viene sgranellata con acini interi, segue pressatura soffice per depressione, illimpidimento del mosto con il freddo. Avvio di fermentazione con lieviti selezionati ad una temperatura controllata di 18/20 ° c. Fino al raggiungimento di una gradazione alcolica di 6 gradi. Il vino così ottenuto viene stoccato in serbatoi a temperatura controllata e in seguito avviato alla rifermentazione.</text:p>
      <text:p text:style-name="P3"><text:span text:style-name="T1">Gradazione alcolica</text:span>:11% Vol.</text:p>
      <text:p text:style-name="Standard"><text:span text:style-name="T20">Colore</text:span><text:span text:style-name="T22">:</text:span><text:span text:style-name="T23"> </text:span><text:span text:style-name="apple-converted-space"><text:span text:style-name="T9"> </text:span></text:span><text:span text:style-name="T13"> </text:span><text:span text:style-name="T22">giallo paglierino con contenuti riflessi verdolini, </text:span></text:p>
      <text:p text:style-name="P3"><text:span text:style-name="T1">Note di degustazione:</text:span><text:span text:style-name="T6"> </text:span>. ha un profumo fresco e delicato, con nette sensazioni di fruttato . In bocca è fresco e vivace, il sapore è morbido e allegro</text:p>
      <text:p text:style-name="Standard"><text:span text:style-name="T21">Abbinamenti</text:span><text:span text:style-name="apple-converted-space"><text:span text:style-name="T14">  </text:span></text:span><text:span text:style-name="T22">è il classico vino da fuori pasto. Ma <text:s/>Si abbina agli antipasti magri e alle preparazioni leggere di pesce di mare e d’acqua dolce.</text:span></text:p>
      <text:p text:style-name="P1"><text:span text:style-name="T23">Temperatura di servizio: </text:span><text:span text:style-name="apple-converted-space"><text:span text:style-name="T9"> </text:span></text:span><text:span text:style-name="T22">6°/8°C</text:span></text:p>
      <text:p text:style-name="P7"/>
      <text:p text:style-name="P7"/>
      <text:p text:style-name="P7">--------------------------------------------------------</text:p>
      <text:p text:style-name="P3"><text:span text:style-name="T1">Etichetta:</text:span><text:span text:style-name="T6"> Sauvignon del veneto</text:span></text:p>
      <text:p text:style-name="P8">Tipologia: <text:span text:style-name="T11">Bianco</text:span></text:p>
      <text:p text:style-name="P8">Categoria: <text:span text:style-name="T11">Secco</text:span></text:p>
      <text:p text:style-name="P3"><text:span text:style-name="T5">Stato: </text:span><text:span text:style-name="T12">Fermo</text:span></text:p>
      <text:p text:style-name="P3"><text:span text:style-name="T1">Uve.: </text:span><text:s/>100% sauvignon del veneto</text:p>
      <text:p text:style-name="P3"><text:span text:style-name="T1">Provenienza : </text:span>Vo’ </text:p>
      <text:p text:style-name="P3"><text:span text:style-name="T1">Produzione: </text:span>100 q per ettaro</text:p>
      <text:p text:style-name="P3"><text:span text:style-name="T1">Altitudine: </text:span>50/metri</text:p>
      <text:p text:style-name="P3"><text:span text:style-name="T1">Terreno: </text:span>argilloso, </text:p>
      <text:p text:style-name="P3"><text:span text:style-name="T1">Densità piante</text:span>: 5000 per ettaro allevate con sistema <text:s/>di doppio capovolto</text:p>
      <text:p text:style-name="P3"><text:span text:style-name="T1">Periodo di raccolta </text:span>prima decade di settembre</text:p>
      <text:p text:style-name="P3"><text:span text:style-name="T1">Vinificazione ed affinamento</text:span>:L’uva vendemmiata a mano viene sgranellata con acini interi, segue pressatura soffice per depressione, illimpidimento del mosto con il freddo. Avvio di fermentazione con lieviti selezionati ad una temperatura controllata di 18° c. A termine fermentazione affinamento sulle fecce nobili per 3/4 mesi </text:p>
      <text:p text:style-name="P3"><text:span text:style-name="T1">Gradazione alcolica</text:span>:12.5% Vol.</text:p>
      <text:p text:style-name="Standard"><text:span text:style-name="T20">Colore</text:span><text:span text:style-name="T22">:</text:span><text:span text:style-name="T23"> </text:span><text:span text:style-name="apple-converted-space"><text:span text:style-name="T9"> </text:span></text:span><text:span text:style-name="T15"> giallo paglierino con lievi riflessi verdi.</text:span></text:p>
      <text:p text:style-name="P3"><text:span text:style-name="T1">Note di degustazione:</text:span><text:span text:style-name="T6"> </text:span>. All’olfatto  <text:span text:style-name="T7">, classico profumo di foglia di fico, di miele d’acacia, e di frutta verde. Ma la particolarità più eclatante è che nel bouquet si riconosca l’odore </text:span><text:soft-page-break/><text:span text:style-name="T7">della “pipì di gatto”, segno distintivo di un buon sauvignon. Molto saporito e sapido al palato morbido e vellutato,</text:span><text:span text:style-name="T17"> </text:span><text:span text:style-name="T7">richiami varietali netti e retrogusto vivo e molto persistente.,</text:span></text:p>
      <text:p text:style-name="P4"><text:span text:style-name="T4">Abbinamenti</text:span><text:span text:style-name="T6"> </text:span><text:span text:style-name="T7">accompagna bene piatti di formaggi, pesce e in particolare pietanze con asparagi</text:span></text:p>
      <text:p text:style-name="Standard"><text:span text:style-name="T21">Temperatura di servizio</text:span><text:span text:style-name="T23">: </text:span><text:span text:style-name="apple-converted-space"><text:span text:style-name="T9"> </text:span></text:span><text:span text:style-name="T22">12/14°C</text:span></text:p>
      <text:p text:style-name="P3"/>
      <text:p text:style-name="P3"/>
      <text:p text:style-name="P7">--------------------------------------------------------</text:p>
      <text:p text:style-name="P3"><text:span text:style-name="T1">Etichetta:</text:span><text:span text:style-name="T6"> Pinot bianco del veneto</text:span></text:p>
      <text:p text:style-name="P8">Tipologia: <text:span text:style-name="T11">Bianco</text:span></text:p>
      <text:p text:style-name="P8">Categoria: <text:span text:style-name="T11">Secco</text:span></text:p>
      <text:p text:style-name="P3"><text:span text:style-name="T5">Stato: </text:span><text:span text:style-name="T12">Fermo</text:span></text:p>
      <text:p text:style-name="P3"><text:span text:style-name="T1">Uve.: </text:span><text:s/>100%pinot bianco del veneto</text:p>
      <text:p text:style-name="P3"><text:span text:style-name="T1">Provenienza : </text:span>Vo’ </text:p>
      <text:p text:style-name="P3"><text:span text:style-name="T1">Produzione: </text:span>90 q per ettaro</text:p>
      <text:p text:style-name="P3"><text:span text:style-name="T1">Altitudine: </text:span>50/metri</text:p>
      <text:p text:style-name="P3"><text:span text:style-name="T1">Terreno: </text:span>argilloso, </text:p>
      <text:p text:style-name="P3"><text:span text:style-name="T1">Densità piante</text:span>: 5000 per ettaro allevate con sistema <text:s/>di doppio capovolto</text:p>
      <text:p text:style-name="P3"><text:span text:style-name="T1">Periodo di raccolta </text:span>prima decade di settembre</text:p>
      <text:p text:style-name="P3"><text:span text:style-name="T1">Vinificazione ed affinamento</text:span>:L’uva vendemmiata a mano viene sgranellata con acini interi, segue pressatura soffice per depressione, illimpidimento del mosto con il freddo. Avvio di fermentazione con lieviti selezionati ad una temperatura controllata di 18° c. A termine fermentazione affinamento sulle fecce nobili per 3/4 mesi </text:p>
      <text:p text:style-name="P3"><text:span text:style-name="T1">Gradazione alcolica</text:span>:12.5% Vol.</text:p>
      <text:p text:style-name="Standard"><text:span text:style-name="T20">Colore:</text:span><text:span text:style-name="T21"> </text:span><text:span text:style-name="apple-converted-space"><text:span text:style-name="T10"> </text:span></text:span><text:span text:style-name="T16"> </text:span><text:span text:style-name="T24">giallo paglierino scarico con lievi riflessi verdi</text:span><text:span text:style-name="T16">.</text:span></text:p>
      <text:p text:style-name="Standard"><text:span text:style-name="T20">Note di degustazione:</text:span><text:span text:style-name="T23"> </text:span><text:span text:style-name="T22">. All’olfatto profumo</text:span><text:span text:style-name="apple-converted-space"><text:span text:style-name="T19"> </text:span></text:span><text:span text:style-name="T22">delicato, gradevole</text:span><text:span text:style-name="T19">, </text:span><text:span text:style-name="T22">di frutta verde, si riconosce</text:span><text:span text:style-name="T19"> la </text:span><text:span text:style-name="T22">mela e la banana</text:span><text:span text:style-name="T24">. Molto saporito strutturato, armonico e persistente </text:span><text:span text:style-name="T19">elegante di corpo.</text:span><text:span text:style-name="apple-converted-space"><text:span text:style-name="T19"> </text:span></text:span></text:p>
      <text:p text:style-name="P6"><text:span text:style-name="T1">Abbinamenti</text:span><text:span text:style-name="T18"> Tutta la gamma degli antipasti magri, piatti a base di uova e di pesce. Aperitivo.</text:span> </text:p>
      <text:p text:style-name="Standard"><text:span text:style-name="T21">Temperatura di servizio</text:span><text:span text:style-name="T23">: </text:span><text:span text:style-name="apple-converted-space"><text:span text:style-name="T9"> </text:span></text:span><text:span text:style-name="T22">12/14°C</text:span></text:p>
      <text:p text:style-name="P3"/>
      <text:p text:style-name="P7"/>
      <text:p text:style-name="P7"/>
      <text:p text:style-name="P7"/>
      <text:p text:style-name="P9">--------------------------------------------------------</text:p>
      <text:p text:style-name="P3"><text:span text:style-name="T1">Etichetta:</text:span>Caberne<text:span text:style-name="T1">t</text:span><text:span text:style-name="T6"> Sauvignon del veneto</text:span></text:p>
      <text:p text:style-name="P8">Tipologia: <text:span text:style-name="T11">Rosso</text:span></text:p>
      <text:p text:style-name="P8">Categoria: <text:span text:style-name="T11">Secco</text:span></text:p>
      <text:p text:style-name="P3"><text:span text:style-name="T5">Stato: </text:span><text:span text:style-name="T12">Fermo</text:span></text:p>
      <text:p text:style-name="P3"><text:span text:style-name="T1">Uve.: </text:span><text:s/>100% sauvignon del veneto</text:p>
      <text:p text:style-name="P3"><text:span text:style-name="T1">Provenienza : </text:span>Vo’ </text:p>
      <text:p text:style-name="P3"><text:span text:style-name="T1">Produzione: </text:span>100 q per ettaro</text:p>
      <text:p text:style-name="P3"><text:span text:style-name="T1">Altitudine: </text:span>50/metri</text:p>
      <text:p text:style-name="P3"><text:span text:style-name="T1">Terreno: </text:span>argilloso e mezzo impasto </text:p>
      <text:p text:style-name="P3"><text:span text:style-name="T1">Densità piante</text:span>: 5000 per ettaro allevate con sistema <text:s/>di doppio capovolto e cordone speronato</text:p>
      <text:p text:style-name="P3"><text:span text:style-name="T1">Periodo di raccolta </text:span>prima decade di settembre</text:p>
      <text:p text:style-name="P3"><text:span text:style-name="T1">Vinificazione ed affinamento</text:span>:, L’uva vendemmiata a mano viene sgranellata con acini interi Avvio di fermentazione con lieviti selezionati ad una temperatura controllata di 22/25 °C <text:s/>per 8/10 giorni con continui rimmontaggi. Segue svinatura e pressatura soffice, chiusura di fermentazione, travaso ed affinamento per 4/5 mesi.mesi </text:p>
      <text:p text:style-name="P3"><text:span text:style-name="T1">Gradazione alcolica</text:span>:13.5% Vol.</text:p>
      <text:p text:style-name="Standard"><text:span text:style-name="T20">Colore</text:span><text:span text:style-name="T22">:</text:span><text:span text:style-name="T23"> </text:span><text:span text:style-name="apple-converted-space"><text:span text:style-name="T9"> </text:span></text:span><text:span text:style-name="T15"> </text:span><text:span text:style-name="T9">colore rosso rubino con riflessi granato, brillante con una buona viscosità.</text:span></text:p>
      <text:p text:style-name="P3"><text:span text:style-name="T1">Note di degustazione:</text:span><text:span text:style-name="T6"> </text:span>. <text:span text:style-name="T8">Ha un profumo fine, intenso, netto, con sentori composti di frutta rossa di confettura, erbacei e di sottobosco Al palato dimostra buona struttura, ottimo equilibrio e lunga persistenza aromatica.</text:span><text:span text:style-name="T7"> </text:span></text:p>
      <text:p text:style-name="P4"><text:span text:style-name="T4">Abbinamenti</text:span><text:span text:style-name="T6"> s</text:span><text:span text:style-name="T8">ervirlo con i primi a salsa sapida, carni rosse, carni bianche e pollame nobile in salsa, cacciagione, formaggi stagionati </text:span></text:p>
      <text:p text:style-name="Standard"><text:span text:style-name="T21">Temperatura di servizio</text:span><text:span text:style-name="T23">: </text:span><text:span text:style-name="apple-converted-space"><text:span text:style-name="T9"> </text:span></text:span><text:span text:style-name="T9">16-18°C</text:span></text:p>
      <text:p text:style-name="P3"/>
      <text:p text:style-name="P3"/>
      <text:p text:style-name="P3"/>
      <text:p text:style-name="P3"/>
      <text:p text:style-name="P3"/>
      <text:p text:style-name="P7">--------------------------------------------------------</text:p>
      <text:p text:style-name="P3"><text:span text:style-name="T1">Etichetta:</text:span>Caberne<text:span text:style-name="T1">t</text:span><text:span text:style-name="T6"> Frankdel veneto</text:span></text:p>
      <text:p text:style-name="P8">Tipologia: <text:span text:style-name="T11">Rosso</text:span></text:p>
      <text:p text:style-name="P8">Categoria: <text:span text:style-name="T11">Secco</text:span></text:p>
      <text:p text:style-name="P3"><text:span text:style-name="T5">Stato: </text:span><text:span text:style-name="T12">Fermo</text:span></text:p>
      <text:p text:style-name="P3"><text:span text:style-name="T1">Uve.: </text:span><text:s/>100%franc del veneto</text:p>
      <text:p text:style-name="P3"><text:span text:style-name="T1">Provenienza : </text:span>Vo’ </text:p>
      <text:p text:style-name="P3"><text:span text:style-name="T1">Produzione: </text:span>90 q per ettaro</text:p>
      <text:p text:style-name="P3"><text:span text:style-name="T1">Altitudine: 40/</text:span>50/metri</text:p>
      <text:p text:style-name="P3"><text:span text:style-name="T1">Terreno: </text:span>argilloso e mezzo impasto, pedecollinare </text:p>
      <text:p text:style-name="P3"><text:span text:style-name="T1">Densità piante</text:span>: 5000 per ettaro allevate con sistema <text:s/>di doppio capovolto.</text:p>
      <text:p text:style-name="P3"><text:span text:style-name="T1">Periodo di raccolta </text:span>prima decade di settembre </text:p>
      <text:p text:style-name="P3"><text:span text:style-name="T1">Vinificazione ed affinamento</text:span>:, L’uva vendemmiata a mano viene sgranellata con acini interi Avvio di fermentazione con lieviti selezionati ad una temperatura controllata di 22/25 °C <text:s/>per7/ 8 giorni con continui rimmontaggi. Segue svinatura e pressatura soffice, chiusura di fermentazione, travaso ed affinamento per 4 mesi.mesi </text:p>
      <text:p text:style-name="P3"><text:span text:style-name="T1">Gradazione alcolica</text:span>:12.5% Vol.</text:p>
      <text:p text:style-name="Standard"><text:span text:style-name="T20">Colore</text:span><text:span text:style-name="T22">:</text:span><text:span text:style-name="T23"> </text:span><text:span text:style-name="apple-converted-space"><text:span text:style-name="T9"> </text:span></text:span><text:span text:style-name="T15"> </text:span><text:span text:style-name="T9">Rosso rubino carico con riflessi violacei</text:span></text:p>
      <text:p text:style-name="Standard"><text:soft-page-break/><text:span text:style-name="T20">Note di degustazione:</text:span><text:span text:style-name="T23"> </text:span><text:span text:style-name="T22">. </text:span><text:span text:style-name="T9">Ha un profumo intenso</text:span><text:span text:style-name="apple-converted-space"><text:span text:style-name="T9">  </text:span></text:span><text:span text:style-name="T9">aromi delicatamente vegetali erbacei e di frutta rossa,</text:span><text:span text:style-name="apple-converted-space"><text:span text:style-name="T9"> si può sentire il peperone, il cacao, il tabacco</text:span></text:span><text:span text:style-name="T9">, al gusto</text:span><text:span text:style-name="apple-converted-space"><text:span text:style-name="T9">  </text:span></text:span><text:span text:style-name="T9">una armoniosa fusione di persistenza aromatica con una struttura interessante e con tannini di particolare</text:span><text:span text:style-name="apple-converted-space"><text:span text:style-name="T9">, vinoso</text:span></text:span></text:p>
      <text:p text:style-name="P4"><text:span text:style-name="T4">Abbinamenti</text:span><text:span text:style-name="T6"> </text:span><text:span text:style-name="T8">Indicato con gli arrosti di carni rosse, brasati e la selvaggina. Il suo sapore pieno si armonizza perfettamente con i formaggi stagionati.</text:span></text:p>
      <text:p text:style-name="P2"><text:span text:style-name="T21">Temperatura di servizio</text:span><text:span text:style-name="T23">: </text:span><text:span text:style-name="apple-converted-space"><text:span text:style-name="T9"> </text:span></text:span><text:span text:style-name="T9">16-18°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r._20_predefinito_20_paragrafo" style:display-name="Car. predefinito paragrafo" style:family="text"/>
    <style:style style:name="apple-converted-space" style:family="text" style:parent-style-name="Car.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tegoria: Colli euganei Fior d’Arancio spumante  D</dc:title>
    <meta:initial-creator>Alessandro</meta:initial-creator>
    <meta:creation-date>2012-03-03T10:26:00</meta:creation-date>
    <dc:date>2012-03-06T08:03:51</dc:date>
    <meta:editing-cycles>9</meta:editing-cycles>
    <meta:editing-duration>PT50M45S</meta:editing-duration>
    <meta:generator>LibreOffice/3.5$MacOSX_x86 LibreOffice_project/7e68ba2-a744ebf-1f241b7-c506db1-7d53735</meta:generator>
    <meta:document-statistic meta:table-count="0" meta:image-count="0" meta:object-count="0" meta:page-count="8" meta:paragraph-count="220" meta:word-count="1951" meta:character-count="14195" meta:non-whitespace-character-count="12351"/>
    <meta:user-defined meta:name="Info 1"/>
    <meta:user-defined meta:name="Info 2"/>
    <meta:user-defined meta:name="Info 3"/>
    <meta:user-defined meta:name="Info 4"/>
  </office:meta>
</office:document-meta>
</file>